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1640000012D60A1FB1C.svm" manifest:media-type=""/>
  <manifest:file-entry manifest:full-path="Pictures/20000001000002370000012D144F8543.svm" manifest:media-type=""/>
  <manifest:file-entry manifest:full-path="Pictures/20000002000002D4000001130AAE3A7D.eps" manifest:media-type=""/>
  <manifest:file-entry manifest:full-path="Pictures/10000000000000200000002000309F1C.png" manifest:media-type="image/png"/>
  <manifest:file-entry manifest:full-path="Pictures/200000010000016400000129B6113C1E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10000016800000129BC5E52E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0§display§I_{R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367cm" svg:height="4.317cm" svg:x="0.681cm" svg:y="0.265cm">
          <draw:image xlink:href="Pictures/20000002000002D4000001130AAE3A7D.eps" xlink:type="simple" xlink:show="embed" xlink:actuate="onLoad">
            <text:p/>
          </draw:image>
        </draw:frame>
        <draw:frame draw:style-name="gr2" draw:text-style-name="P1" draw:layer="layout" svg:width="0.552cm" svg:height="0.36cm" svg:x="9.837cm" svg:y="0.542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2cm" svg:height="0.355cm" svg:x="9.467cm" svg:y="1.71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557cm" svg:height="0.355cm" svg:x="9.87cm" svg:y="3.469cm">
          <draw:image xlink:href="Pictures/20000001000001D100000129A37F3893.svm" xlink:type="simple" xlink:show="embed" xlink:actuate="onLoad">
            <text:p/>
          </draw:image>
        </draw:frame>
        <draw:line draw:style-name="gr5" draw:text-style-name="P1" draw:layer="layout" svg:x1="10.852cm" svg:y1="0.593cm" svg:x2="10.852cm" svg:y2="1.037cm">
          <text:p/>
        </draw:line>
        <draw:line draw:style-name="gr5" draw:text-style-name="P1" draw:layer="layout" svg:x1="10.852cm" svg:y1="1.629cm" svg:x2="10.852cm" svg:y2="2.073cm">
          <text:p/>
        </draw:line>
        <draw:line draw:style-name="gr5" draw:text-style-name="P1" draw:layer="layout" svg:x1="10.852cm" svg:y1="3.38cm" svg:x2="10.852cm" svg:y2="3.824cm">
          <text:p/>
        </draw:line>
        <draw:frame draw:style-name="gr6" draw:text-style-name="P1" draw:layer="layout" svg:width="0.566cm" svg:height="0.3cm" svg:x="10.956cm" svg:y="0.578cm">
          <draw:image xlink:href="Pictures/20000001000002370000012D144F8543.svm" xlink:type="simple" xlink:show="embed" xlink:actuate="onLoad">
            <text:p/>
          </draw:image>
        </draw:frame>
        <draw:frame draw:style-name="gr7" draw:text-style-name="P1" draw:layer="layout" svg:width="0.426cm" svg:height="0.36cm" svg:x="10.973cm" svg:y="1.633cm">
          <draw:image xlink:href="Pictures/20000001000001640000012D60A1FB1C.svm" xlink:type="simple" xlink:show="embed" xlink:actuate="onLoad">
            <text:p/>
          </draw:image>
        </draw:frame>
        <draw:frame draw:style-name="gr8" draw:text-style-name="P1" draw:layer="layout" svg:width="0.431cm" svg:height="0.355cm" svg:x="11.007cm" svg:y="3.469cm">
          <draw:image xlink:href="Pictures/200000010000016800000129BC5E52E4.svm" xlink:type="simple" xlink:show="embed" xlink:actuate="onLoad">
            <text:p/>
          </draw:image>
        </draw:frame>
        <draw:line draw:style-name="gr5" draw:text-style-name="P1" draw:layer="layout" svg:x1="9.578cm" svg:y1="1.248cm" svg:x2="9.134cm" svg:y2="1.248cm">
          <text:p/>
        </draw:line>
        <draw:frame draw:style-name="gr9" draw:text-style-name="P1" draw:layer="layout" svg:width="0.426cm" svg:height="0.355cm" svg:x="9.141cm" svg:y="0.729cm">
          <draw:image xlink:href="Pictures/200000010000016400000129B6113C1E.svm" xlink:type="simple" xlink:show="embed" xlink:actuate="onLoad">
            <text:p/>
          </draw:image>
        </draw:frame>
        <draw:frame draw:style-name="gr10" draw:text-style-name="P1" draw:layer="layout" svg:width="0.739cm" svg:height="0.365cm" svg:x="11.796cm" svg:y="3.019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739cm" svg:height="0.365cm" svg:x="8.041cm" svg:y="3.019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552cm" svg:height="0.36cm" svg:x="7.08cm" svg:y="1.157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2cm" svg:height="0.355cm" svg:x="5.748cm" svg:y="1.162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557cm" svg:height="0.355cm" svg:x="6.132cm" svg:y="3.469cm">
          <draw:image xlink:href="Pictures/20000001000001D100000129A37F3893.svm" xlink:type="simple" xlink:show="embed" xlink:actuate="onLoad">
            <text:p/>
          </draw:image>
        </draw:frame>
        <draw:frame draw:style-name="gr2" draw:text-style-name="P1" draw:layer="layout" svg:width="0.552cm" svg:height="0.36cm" svg:x="3.047cm" svg:y="1.157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2cm" svg:height="0.355cm" svg:x="1.475cm" svg:y="1.935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557cm" svg:height="0.355cm" svg:x="2.099cm" svg:y="3.469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739cm" svg:height="0.365cm" svg:x="4.045cm" svg:y="3.019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739cm" svg:height="0.365cm" svg:x="0.179cm" svg:y="3.459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2" draw:layer="layout" svg:width="0.937cm" svg:height="0.911cm" svg:x="8.696cm" svg:y="3.275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cm" svg:height="0.911cm" svg:x="4.886cm" svg:y="3.275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1" draw:text-style-name="P2" draw:layer="layout" svg:width="1.2cm" svg:height="0.911cm" svg:x="1.222cm" svg:y="0.684cm">
          <draw:text-box>
            <text:p><text:span text:style-name="T1">(</text:span><text:span text:style-name="T1">پ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8T17:36:32</meta:creation-date>
    <meta:editing-duration>PT19M30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18T17:56:01</dc:date>
    <dc:creator>kkk </dc:creator>
    <meta:document-statistic meta:object-count="25"/>
    <meta:template xlink:type="simple" xlink:actuate="onRequest" xlink:title="kkkFigures" xlink:href="../../../../../.libreoffice/3/user/template/kkkFigures.otg" meta:date="2014-07-18T17:36:32"/>
  </office:meta>
</office:document-meta>
</file>